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932f" officeooo:paragraph-rsid="000993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932f" officeooo:paragraph-rsid="0009932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1pt" fo:font-weight="bold" officeooo:rsid="0009932f" officeooo:paragraph-rsid="0009932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2pt" fo:font-weight="bold" officeooo:rsid="0009932f" officeooo:paragraph-rsid="0009932f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666666" fo:font-size="11pt" fo:font-style="italic" fo:font-weight="bold" officeooo:rsid="0009932f" officeooo:paragraph-rsid="0009932f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color="#666666" fo:font-size="11pt" fo:font-style="italic" fo:font-weight="bold" officeooo:rsid="000aca44" officeooo:paragraph-rsid="000aca44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fo:color="#000000" fo:font-size="12pt" fo:font-style="normal" fo:font-weight="bold" officeooo:rsid="0009932f" officeooo:paragraph-rsid="0009932f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bold" officeooo:rsid="000aca44" officeooo:paragraph-rsid="000aca4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fo:font-style="italic" style:font-style-asian="italic" style:font-style-complex="italic"/>
    </style:style>
    <style:style style:name="T3" style:family="text">
      <style:text-properties officeooo:rsid="000ac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 Gonzalez </text:p>
      <text:p text:style-name="P1">6/12/18</text:p>
      <text:p text:style-name="P1"/>
      <text:p text:style-name="P2">LAB 2</text:p>
      <text:p text:style-name="P1"/>
      <text:p text:style-name="P4">I used a script to do steps 13.1 to 13. 3</text:p>
      <text:p text:style-name="P4"/>
      <text:p text:style-name="P4">The following are the results obtained by using the commands grep, diff, sort as instructed in LAB2 document.</text:p>
      <text:p text:style-name="P4"/>
      <text:p text:style-name="P4">SCRIPT I MADE:</text:p>
      <text:p text:style-name="P5">lovein1=`grep -c love scripts01`</text:p>
      <text:p text:style-name="P5">Lovein1=`grep -c Love scripts01`</text:p>
      <text:p text:style-name="P5">LOVEin1=`grep -c LOVE scripts01`</text:p>
      <text:p text:style-name="P5"/>
      <text:p text:style-name="P5">lovein2=`grep -c love scripts02`</text:p>
      <text:p text:style-name="P5">Lovein2=`grep -c Love scripts02`</text:p>
      <text:p text:style-name="P5">LOVEin2=`grep -c LOVE scripts02`</text:p>
      <text:p text:style-name="P5"/>
      <text:p text:style-name="P5">lovein3=`grep -c love scripts03`</text:p>
      <text:p text:style-name="P5">Lovein3=`grep -c Love scripts03`</text:p>
      <text:p text:style-name="P5">LOVEin3=`grep -c LOVE scripts03`</text:p>
      <text:p text:style-name="P5"/>
      <text:p text:style-name="P5">lovein4=`grep -c love scripts04`</text:p>
      <text:p text:style-name="P5">Lovein4=`grep -c Love scripts04`</text:p>
      <text:p text:style-name="P5">LOVEin4=`grep -c LOVE scripts04`</text:p>
      <text:p text:style-name="P5"/>
      <text:p text:style-name="P5">echo "SCRIPT 01" &gt;&gt; results2.txt</text:p>
      <text:p text:style-name="P5"/>
      <text:p text:style-name="P5">echo "love was found $lovein1 times in script01" &gt;&gt; results2.txt</text:p>
      <text:p text:style-name="P5">echo "Love was found $Lovein1 times in script01" &gt;&gt; results2.txt</text:p>
      <text:p text:style-name="P5">echo "LOVE was found $LOVEin1 times in script01" &gt;&gt; results2.txt</text:p>
      <text:p text:style-name="P5"/>
      <text:p text:style-name="P5">echo "SCRIPT 02" &gt;&gt; results2.txt</text:p>
      <text:p text:style-name="P5"/>
      <text:p text:style-name="P5">echo "love was found $lovein2 times in script02" &gt;&gt; results2.txt</text:p>
      <text:p text:style-name="P5">echo "Love was found $Lovein2 times in script02" &gt;&gt; results2.txt</text:p>
      <text:p text:style-name="P5">echo "LOVE was found $LOVEin2 times in script02" &gt;&gt; results2.txt</text:p>
      <text:p text:style-name="P5"/>
      <text:p text:style-name="P5">echo "SCRIPT 03" &gt;&gt; results2.txt</text:p>
      <text:p text:style-name="P5"/>
      <text:p text:style-name="P5">echo "love was found $lovein3 times in script03" &gt;&gt; results2.txt</text:p>
      <text:p text:style-name="P5">echo "Love was found $Lovein3 times in script03" &gt;&gt; results2.txt</text:p>
      <text:p text:style-name="P5">echo "LOVE was found $LOVEin3 times in script03" &gt;&gt; results2.txt</text:p>
      <text:p text:style-name="P5"/>
      <text:p text:style-name="P5">echo "SCRIPT 04" &gt;&gt; results2.txt</text:p>
      <text:p text:style-name="P5"/>
      <text:p text:style-name="P5">echo "love was found $lovein4 times in script04" &gt;&gt; results2.txt</text:p>
      <text:p text:style-name="P5">echo "Love was found $Lovein4 times in script04" &gt;&gt; results2.txt</text:p>
      <text:p text:style-name="P5">echo "LOVE was found $LOVEin4 times in script04" &gt;&gt; results2.txt</text:p>
      <text:p text:style-name="P5"/>
      <text:p text:style-name="P4"><text:soft-page-break/>Contents in results2.txt: (Basically the output of the script I made)</text:p>
      <text:p text:style-name="P5">SCRIPT 01</text:p>
      <text:p text:style-name="P5">love was found 11 times in script01</text:p>
      <text:p text:style-name="P5">Love was found 1 times in script01</text:p>
      <text:p text:style-name="P5">LOVE was found 0 times in script01</text:p>
      <text:p text:style-name="P5">SCRIPT 02</text:p>
      <text:p text:style-name="P5">love was found 0 times in script02</text:p>
      <text:p text:style-name="P5">Love was found 0 times in script02</text:p>
      <text:p text:style-name="P5">LOVE was found 0 times in script02</text:p>
      <text:p text:style-name="P5">SCRIPT 03</text:p>
      <text:p text:style-name="P5">love was found 17 times in script03</text:p>
      <text:p text:style-name="P5">Love was found 1 times in script03</text:p>
      <text:p text:style-name="P5">LOVE was found 0 times in script03</text:p>
      <text:p text:style-name="P5">SCRIPT 04</text:p>
      <text:p text:style-name="P5">love was found 9 times in script04</text:p>
      <text:p text:style-name="P5">Love was found 1 times in script04</text:p>
      <text:p text:style-name="P5">LOVE was found 0 times in script04</text:p>
      <text:p text:style-name="P5">//////////////////////////////////////////</text:p>
      <text:p text:style-name="P5"><text:s/>- Love in script 1</text:p>
      <text:p text:style-name="P5">And I Love Her</text:p>
      <text:p text:style-name="P5"/>
      <text:p text:style-name="P5"><text:s/>- Love in script 2</text:p>
      <text:p text:style-name="P5"/>
      <text:p text:style-name="P5"><text:s/>- Love in script 3</text:p>
      <text:p text:style-name="P5">P.S. I Love You</text:p>
      <text:p text:style-name="P5"/>
      <text:p text:style-name="P5"><text:s/>- Love in script 4</text:p>
      <text:p text:style-name="P3"><text:span text:style-name="T2">Real Love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7">Contents in results3.txt in <text:span text:style-name="T3">sorted in </text:span>reverse order: </text:p>
      <text:p text:style-name="P7"/>
      <text:p text:style-name="P6">SCRIPT 04</text:p>
      <text:p text:style-name="P6">SCRIPT 03</text:p>
      <text:p text:style-name="P6">SCRIPT 02</text:p>
      <text:p text:style-name="P6">SCRIPT 01</text:p>
      <text:p text:style-name="P6">Real Love</text:p>
      <text:p text:style-name="P6">P.S. I Love You</text:p>
      <text:p text:style-name="P6">love was found 9 times in script04</text:p>
      <text:p text:style-name="P6">Love was found 1 times in script04</text:p>
      <text:p text:style-name="P6">Love was found 1 times in script03</text:p>
      <text:p text:style-name="P6">Love was found 1 times in script01</text:p>
      <text:p text:style-name="P6">love was found 17 times in script03</text:p>
      <text:p text:style-name="P6">love was found 11 times in script01</text:p>
      <text:p text:style-name="P6">LOVE was found 0 times in script04</text:p>
      <text:p text:style-name="P6">LOVE was found 0 times in script03</text:p>
      <text:p text:style-name="P6">LOVE was found 0 times in script02</text:p>
      <text:p text:style-name="P6">Love was found 0 times in script02</text:p>
      <text:p text:style-name="P6">love was found 0 times in script02</text:p>
      <text:p text:style-name="P6">LOVE was found 0 times in script01</text:p>
      <text:p text:style-name="P6"><text:s/>- Love in script 4</text:p>
      <text:p text:style-name="P6"><text:s/>- Love in script 3</text:p>
      <text:p text:style-name="P6"><text:s/>- Love in script 2</text:p>
      <text:p text:style-name="P6"><text:s/>- Love in script 1</text:p>
      <text:p text:style-name="P6">And I Love Her</text:p>
      <text:p text:style-name="P6">//////////////////////////////////////////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Contents of differences.txt :</text:p>
      <text:p text:style-name="P6">1,12d0</text:p>
      <text:p text:style-name="P6">&lt; SCRIPT 01</text:p>
      <text:p text:style-name="P6">&lt; love was found 11 times in script01</text:p>
      <text:p text:style-name="P6">&lt; Love was found 1 times in script01</text:p>
      <text:p text:style-name="P6">&lt; LOVE was found 0 times in script01</text:p>
      <text:p text:style-name="P6">&lt; SCRIPT 02</text:p>
      <text:p text:style-name="P6">&lt; love was found 0 times in script02</text:p>
      <text:p text:style-name="P6">&lt; Love was found 0 times in script02</text:p>
      <text:p text:style-name="P6">&lt; LOVE was found 0 times in script02</text:p>
      <text:p text:style-name="P6">&lt; SCRIPT 03</text:p>
      <text:p text:style-name="P6">&lt; love was found 17 times in script03</text:p>
      <text:p text:style-name="P6">&lt; Love was found 1 times in script03</text:p>
      <text:p text:style-name="P6">&lt; LOVE was found 0 times in script03</text:p>
      <text:p text:style-name="P6">13a2,6</text:p>
      <text:p text:style-name="P6">&gt; SCRIPT 03</text:p>
      <text:p text:style-name="P6">&gt; SCRIPT 02</text:p>
      <text:p text:style-name="P6">&gt; SCRIPT 01</text:p>
      <text:p text:style-name="P6">&gt; Real Love</text:p>
      <text:p text:style-name="P6">&gt; P.S. I Love You</text:p>
      <text:p text:style-name="P6">15a9,12</text:p>
      <text:p text:style-name="P6">&gt; Love was found 1 times in script03</text:p>
      <text:p text:style-name="P6">&gt; Love was found 1 times in script01</text:p>
      <text:p text:style-name="P6">&gt; love was found 17 times in script03</text:p>
      <text:p text:style-name="P6">&gt; love was found 11 times in script01</text:p>
      <text:p text:style-name="P6">17c14,21</text:p>
      <text:p text:style-name="P6">&lt; //////////////////////////////////////////</text:p>
      <text:p text:style-name="P6">---</text:p>
      <text:p text:style-name="P6">&gt; LOVE was found 0 times in script03</text:p>
      <text:p text:style-name="P6">&gt; LOVE was found 0 times in script02</text:p>
      <text:p text:style-name="P6">&gt; Love was found 0 times in script02</text:p>
      <text:p text:style-name="P6">&gt; love was found 0 times in script02</text:p>
      <text:p text:style-name="P6">&gt; LOVE was found 0 times in script01</text:p>
      <text:p text:style-name="P6">&gt; <text:s/>- Love in script 4</text:p>
      <text:p text:style-name="P6">&gt; <text:s/>- Love in script 3</text:p>
      <text:p text:style-name="P6">&gt; <text:s/>- Love in script 2</text:p>
      <text:p text:style-name="P6">19a24</text:p>
      <text:p text:style-name="P6">&gt; //////////////////////////////////////////</text:p>
      <text:p text:style-name="P6">21d25</text:p>
      <text:p text:style-name="P6">&lt; <text:s/>- Love in script 2</text:p>
      <text:p text:style-name="P6">23,24d26</text:p>
      <text:p text:style-name="P6">&lt; <text:s/>- Love in script 3</text:p>
      <text:p text:style-name="P6">&lt; P.S. I Love You</text:p>
      <text:p text:style-name="P6">26,27d27</text:p>
      <text:p text:style-name="P6">&lt; <text:s/>- Love in script 4</text:p>
      <text:p text:style-name="P6">&lt; Real L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45:53.627690618</meta:creation-date>
    <dc:date>2018-06-12T13:07:16.106882827</dc:date>
    <meta:editing-duration>PT11S</meta:editing-duration>
    <meta:editing-cycles>1</meta:editing-cycles>
    <meta:document-statistic meta:table-count="0" meta:image-count="0" meta:object-count="0" meta:page-count="4" meta:paragraph-count="130" meta:word-count="721" meta:character-count="3874" meta:non-whitespace-character-count="3267"/>
    <meta:generator>LibreOffice/5.1.6.2$Linux_X86_64 LibreOffice_project/10m0$Build-2</meta:generator>
  </office:meta>
</office:document-meta>
</file>